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2496" calcext:value-type="float">
            <text:p>70.2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50104" calcext:value-type="float">
            <text:p>68.6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23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558" calcext:value-type="float">
            <text:p>65.45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92368" calcext:value-type="float">
            <text:p>59.9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20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16784" calcext:value-type="float">
            <text:p>53.51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7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9032" calcext:value-type="float">
            <text:p>52.0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6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6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5592" calcext:value-type="float">
            <text:p>54.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30368" calcext:value-type="float">
            <text:p>52.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072" calcext:value-type="float">
            <text:p>51.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7696" calcext:value-type="float">
            <text:p>51.8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816" calcext:value-type="float">
            <text:p>51.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00472" calcext:value-type="float">
            <text:p>53.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544" calcext:value-type="float">
            <text:p>54.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59552" calcext:value-type="float">
            <text:p>55.5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29656" calcext:value-type="float">
            <text:p>56.2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4208" calcext:value-type="float">
            <text:p>54.7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64" calcext:value-type="float">
            <text:p>54.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21224" calcext:value-type="float">
            <text:p>52.2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37048" calcext:value-type="float">
            <text:p>53.3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256" calcext:value-type="float">
            <text:p>52.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8384" calcext:value-type="float">
            <text:p>53.5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336" calcext:value-type="float">
            <text:p>53.5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6672" calcext:value-type="float">
            <text:p>53.7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4104" calcext:value-type="float">
            <text:p>54.0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8112" calcext:value-type="float">
            <text:p>54.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116" calcext:value-type="float">
            <text:p>54.7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38216" calcext:value-type="float">
            <text:p>55.3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05984" calcext:value-type="float">
            <text:p>52.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3624" calcext:value-type="float">
            <text:p>53.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7972" calcext:value-type="float">
            <text:p>53.7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3208" calcext:value-type="float">
            <text:p>50.9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496" calcext:value-type="float">
            <text:p>53.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89448" calcext:value-type="float">
            <text:p>54.8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29072" calcext:value-type="float">
            <text:p>55.2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1536" calcext:value-type="float">
            <text:p>54.3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8176" calcext:value-type="float">
            <text:p>52.1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976" calcext:value-type="float">
            <text:p>51.4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9888" calcext:value-type="float">
            <text:p>51.9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61432" calcext:value-type="float">
            <text:p>53.6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1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13832" calcext:value-type="float">
            <text:p>55.1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1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6736" calcext:value-type="float">
            <text:p>51.2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1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58512" calcext:value-type="float">
            <text:p>48.5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1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0224" calcext:value-type="float">
            <text:p>48.4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1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21936" calcext:value-type="float">
            <text:p>48.2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0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6528" calcext:value-type="float">
            <text:p>49.8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0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34128" calcext:value-type="float">
            <text:p>48.3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6592" calcext:value-type="float">
            <text:p>47.3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0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10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2688" calcext:value-type="float">
            <text:p>47.4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9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96" calcext:value-type="float">
            <text:p>46.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8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63796" calcext:value-type="float">
            <text:p>44.63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6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818" calcext:value-type="float">
            <text:p>44.8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3568" calcext:value-type="float">
            <text:p>41.6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34384" calcext:value-type="float">
            <text:p>41.9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18104" calcext:value-type="float">
            <text:p>41.21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2000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76116" calcext:value-type="float">
            <text:p>39.7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6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82608" calcext:value-type="float">
            <text:p>34.58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7748" calcext:value-type="float">
            <text:p>33.17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988248" calcext:value-type="float">
            <text:p>33.98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90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89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8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38424" calcext:value-type="float">
            <text:p>28.53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86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61184" calcext:value-type="float">
            <text:p>27.76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8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86536" calcext:value-type="float">
            <text:p>26.38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8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9696" calcext:value-type="float">
            <text:p>24.99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81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122" calcext:value-type="float">
            <text:p>21.41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79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172" calcext:value-type="float">
            <text:p>23.3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1703</text:p>
          </table:table-cell>
          <table:table-cell office:value-type="string" calcext:value-type="string">
            <text:p>Gause WSC</text:p>
          </table:table-cell>
          <table:table-cell office:value-type="string" calcext:value-type="string">
            <text:p>196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504" meta:object-count="0"/>
    <meta:user-defined meta:name="AppVersion">3.0</meta:user-defined>
  </office:meta>
</office:document-meta>
</file>